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648357020041" text:continue-numbering="true" text:style-name="WWNum1">
        <text:list-item>
          <text:p text:style-name="P60"><text:span text:style-name="T11">Professional Diploma; Train of Trainer, Regional IT Institute 2012</text:span></text:p>
        </text:list-item>
      </text:list>
      <text:p text:style-name="P21"/>
      <text:list xml:id="list1649186286920"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649412491796"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649638381087" text:continue-numbering="true" text:style-name="WWNum3">
        <text:list-item>
          <text:p text:style-name="P72"><text:span text:style-name="T11">Conducted Service Quality Meetings reviewing incidents and trending of service and performance.</text:span></text:p>
        </text:list-item>
      </text:list>
      <text:p text:style-name="P27"/>
      <text:list xml:id="list1648716133508" text:continue-numbering="true" text:style-name="WWNum3">
        <text:list-item>
          <text:p text:style-name="P72"><text:span text:style-name="T11">The focal point for any Service Delivery/Quality issues related to managed region.</text:span></text:p>
        </text:list-item>
      </text:list>
      <text:p text:style-name="P27"/>
      <text:list xml:id="list1647980256504" text:continue-numbering="true" text:style-name="WWNum3">
        <text:list-item>
          <text:p text:style-name="P72"><text:span text:style-name="T11">Implement &amp; maintain OEPS system including process, flow charts, forms &amp; procedures.</text:span></text:p>
        </text:list-item>
      </text:list>
      <text:p text:style-name="P25"/>
      <text:list xml:id="list1648542529137"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647860257554"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648129773069"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649005118138"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649495827030"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648623226551" text:continue-numbering="true" text:style-name="WWNum4">
        <text:list-item>
          <text:p text:style-name="P81"><text:span text:style-name="T11">Tracked employee’s competency level as per global product line standards.</text:span></text:p>
        </text:list-item>
      </text:list>
      <text:p text:style-name="P21"/>
      <text:list xml:id="list1649780968340" text:continue-numbering="true" text:style-name="WWNum4">
        <text:list-item>
          <text:p text:style-name="P81"><text:span text:style-name="T11">Planned individual and team development plans for all employees.</text:span></text:p>
        </text:list-item>
      </text:list>
      <text:p text:style-name="P21"/>
      <text:list xml:id="list1648742835240" text:continue-numbering="true" text:style-name="WWNum4">
        <text:list-item>
          <text:p text:style-name="P81"><text:span text:style-name="T11">Planned and delivered training programs for the product line operations.</text:span></text:p>
        </text:list-item>
      </text:list>
      <text:p text:style-name="P21"/>
      <text:list xml:id="list1648641996483"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648769674085" text:continue-numbering="true" text:style-name="WWNum4">
        <text:list-item>
          <text:p text:style-name="P81"><text:span text:style-name="T11">Delivered training courses to several external clients: Sonatrach (Algeria), Aramco (Saudi Arabia),</text:span></text:p>
        </text:list-item>
      </text:list>
      <text:p text:style-name="P21"/>
      <text:list xml:id="list1648893113621" text:continue-numbering="true" text:style-name="WWNum4">
        <text:list-item>
          <text:p text:style-name="P81"><text:span text:style-name="T11">KOC (Kuwait), BP (Iraq), OXY (Libya).</text:span></text:p>
        </text:list-item>
      </text:list>
      <text:p text:style-name="P21"/>
      <text:list xml:id="list1649270930202" text:continue-numbering="true" text:style-name="WWNum4">
        <text:list-item>
          <text:p text:style-name="P81"><text:span text:style-name="T11">Conducted technical training for field employees in Middle East, Africa, and Asia.</text:span></text:p>
        </text:list-item>
      </text:list>
      <text:p text:style-name="P21"/>
      <text:list xml:id="list1649474465132" text:continue-numbering="true" text:style-name="WWNum4">
        <text:list-item>
          <text:p text:style-name="P81"><text:span text:style-name="T11">Developed standard technical training programs to meet the needs of all employees.</text:span></text:p>
        </text:list-item>
      </text:list>
      <text:p text:style-name="P21"/>
      <text:list xml:id="list1647751571936" text:continue-numbering="true" text:style-name="WWNum4">
        <text:list-item>
          <text:p text:style-name="P81"><text:span text:style-name="T11">Provided internal consulting services to field employees and operations.</text:span></text:p>
        </text:list-item>
      </text:list>
      <text:p text:style-name="P21"/>
      <text:list xml:id="list1648173283176" text:continue-numbering="true" text:style-name="WWNum4">
        <text:list-item>
          <text:p text:style-name="P81"><text:span text:style-name="T11">Improved the overall technical proficiency and performance of field employees.</text:span></text:p>
        </text:list-item>
      </text:list>
      <text:p text:style-name="P21"/>
      <text:list xml:id="list1649684089590"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649591887478"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649254108909"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648224983336" text:continue-numbering="true" text:style-name="WWNum5">
        <text:list-item>
          <text:p text:style-name="P82"><text:span text:style-name="T11">Participate in incident investigations with operational staff.</text:span></text:p>
        </text:list-item>
      </text:list>
      <text:p text:style-name="P23"/>
      <text:list xml:id="list1648140712906"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649302856218"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649117483240"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648566171992"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649805304617"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648021802756"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6:47.528048431</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